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9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Vscode setup for python: </text:span><text:a xlink:type="simple" xlink:href="https://code.visualstudio.com/docs/python/jupyter-support-py" text:style-name="Internet_20_link" text:visited-style-name="Visited_20_Internet_20_Link">https://code.visualstudio.com/docs/python/jupyter-support-py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8:21:29.679555586</meta:creation-date>
    <dc:date>2025-01-16T18:22:16.662086094</dc:date>
    <meta:editing-duration>PT47S</meta:editing-duration>
    <meta:editing-cycles>1</meta:editing-cycles>
    <meta:document-statistic meta:table-count="0" meta:image-count="0" meta:object-count="0" meta:page-count="1" meta:paragraph-count="1" meta:word-count="5" meta:character-count="85" meta:non-whitespace-character-count="81"/>
    <meta:generator>LibreOffice/7.3.7.2$Linux_X86_64 LibreOffice_project/30$Build-2</meta:generator>
  </office:meta>
</office:document-meta>
</file>